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d6b75" draw:fill="solid" draw:fill-color="#fd6b75" draw:textarea-horizontal-align="justify" draw:textarea-vertical-align="middle" draw:auto-grow-height="false" fo:min-height="5.846cm" fo:min-width="4.58cm"/>
    </style:style>
    <style:style style:name="gr2" style:family="graphic" style:parent-style-name="standard">
      <style:graphic-properties draw:fill-color="#bababa" draw:textarea-horizontal-align="justify" draw:textarea-vertical-align="middle" draw:auto-grow-height="false" fo:min-height="4.068cm" fo:min-width="2.378cm"/>
    </style:style>
    <style:style style:name="gr3" style:family="graphic" style:parent-style-name="standard">
      <style:graphic-properties draw:fill="hatch" draw:fill-hatch-name="Blue_20_Crossed_20_0_20_Degrees" draw:textarea-horizontal-align="justify" draw:textarea-vertical-align="middle" draw:auto-grow-height="false" fo:min-height="4.084cm" fo:min-width="1.68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0072e4" draw:textarea-horizontal-align="justify" draw:textarea-vertical-align="middle" draw:auto-grow-height="false" fo:min-height="4.016cm" fo:min-width="3.766cm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draw:fill="hatch" draw:fill-hatch-name="Blue_20_Crossed_20_0_20_Degrees" draw:textarea-horizontal-align="justify" draw:textarea-vertical-align="middle" draw:auto-grow-height="false" fo:min-height="4.084cm" fo:min-width="1.6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draw:fill="solid" draw:fill-color="#939393" draw:textarea-horizontal-align="justify" draw:textarea-vertical-align="middle" draw:auto-grow-height="false" fo:min-height="2.29cm" fo:min-width="12.2cm"/>
    </style:style>
    <style:style style:name="gr11" style:family="graphic" style:parent-style-name="standard">
      <style:graphic-properties draw:stroke="none" draw:fill="solid" draw:fill-color="#939393" draw:textarea-horizontal-align="justify" draw:textarea-vertical-align="middle" draw:auto-grow-height="false" fo:min-height="3.236cm" fo:min-width="12.2cm"/>
    </style:style>
    <style:style style:name="gr12" style:family="graphic" style:parent-style-name="standard">
      <style:graphic-properties draw:stroke="none" draw:fill-color="#ff0000" draw:opacity="48%" draw:textarea-horizontal-align="justify" draw:textarea-vertical-align="middle" draw:auto-grow-height="false" fo:min-height="5.846cm" fo:min-width="3.272cm"/>
    </style:style>
    <style:style style:name="gr13" style:family="graphic" style:parent-style-name="standard">
      <style:graphic-properties draw:stroke="none" svg:stroke-color="#000000" draw:textarea-horizontal-align="justify" draw:textarea-vertical-align="middle" draw:auto-grow-height="false" fo:min-height="0.47cm" fo:min-width="0.22cm"/>
    </style:style>
    <style:style style:name="gr14" style:family="graphic" style:parent-style-name="objectwithoutfill">
      <style:graphic-properties svg:stroke-color="#000000" draw:fill="solid" draw:textarea-vertical-align="middle"/>
    </style:style>
    <style:style style:name="gr1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d6b75"/>
      <style:paragraph-properties fo:text-align="center"/>
    </style:style>
    <style:style style:name="P2" style:family="paragraph">
      <loext:graphic-properties draw:fill-color="#bababa"/>
      <style:paragraph-properties fo:text-align="center"/>
    </style:style>
    <style:style style:name="P3" style:family="paragraph">
      <loext:graphic-properties draw:fill="hatch" draw:fill-hatch-name="Blue_20_Crossed_20_0_20_Degrees"/>
      <style:paragraph-properties fo:text-align="center"/>
    </style:style>
    <style:style style:name="P4" style:family="paragraph">
      <loext:graphic-properties draw:fill="none" draw:fill-color="#0072e4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4pt"/>
    </style:style>
    <style:style style:name="P8" style:family="paragraph">
      <loext:graphic-properties draw:fill="none" draw:fill-color="#ffffff"/>
      <style:paragraph-properties style:writing-mode="lr-tb"/>
      <style:text-properties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10" style:family="paragraph">
      <loext:graphic-properties draw:fill="solid" draw:fill-color="#939393"/>
      <style:paragraph-properties fo:text-align="center"/>
      <style:text-properties fo:font-size="24pt"/>
    </style:style>
    <style:style style:name="P11" style:family="paragraph">
      <loext:graphic-properties draw:fill-color="#ff0000" draw:opacity="48%"/>
      <style:paragraph-properties fo:text-align="center"/>
      <style:text-properties fo:font-size="24pt"/>
    </style:style>
    <style:style style:name="P12" style:family="paragraph">
      <style:paragraph-properties fo:text-align="center"/>
      <style:text-properties fo:font-size="24pt"/>
    </style:style>
    <style:style style:name="P13" style:family="paragraph">
      <loext:graphic-properties draw:fill="solid"/>
      <style:paragraph-properties fo:text-align="center"/>
      <style:text-properties fo:font-size="24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24pt"/>
    </style:style>
    <style:style style:name="T2" style:family="text">
      <style:text-properties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6.096cm" svg:x="35.616cm" svg:y="4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78cm" svg:height="4.318cm" svg:x="39.95cm" svg:y="5.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6.096cm" svg:x="25.216cm" svg:y="4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86cm" svg:height="4.334cm" svg:x="28.11cm" svg:y="5.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318cm" svg:height="4.318cm" svg:x="28.11cm" svg:y="5.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62cm" svg:height="0.762cm" svg:x="28.718cm" svg:y="6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28.818cm" svg:y="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29.28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30.55cm" svg:y="9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30.804cm" svg:y="7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30.55cm" svg:y="6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186cm" svg:height="4.334cm" svg:x="38.51cm" svg:y="5.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318cm" svg:height="4.318cm" svg:x="38.51cm" svg:y="5.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762cm" svg:height="0.762cm" svg:x="38.58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38.88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38.58cm" svg:y="7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38.58cm" svg:y="8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38.904cm" svg:y="9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38.98cm" svg:y="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4.064cm" svg:height="1.673cm" svg:x="11.054cm" svg:y="0.035cm">
          <draw:text-box>
            <text:p><text:span text:style-name="T1">Obstacle</text:span></text:p>
          </draw:text-box>
        </draw:frame>
        <draw:frame draw:style-name="gr9" draw:text-style-name="P8" draw:layer="layout" svg:width="29.718cm" svg:height="2.384cm" svg:x="25cm" svg:y="2.962cm">
          <draw:text-box>
            <text:p><text:span text:style-name="T2">Without obstacle</text:span></text:p>
          </draw:text-box>
        </draw:frame>
        <draw:frame draw:style-name="gr9" draw:text-style-name="P9" draw:layer="layout" svg:width="29.718cm" svg:height="2.384cm" svg:x="35.124cm" svg:y="2.962cm">
          <draw:text-box>
            <text:p><text:span text:style-name="T3"><text:s/></text:span><text:span text:style-name="T3">With obstacle</text:span></text:p>
          </draw:text-box>
        </draw:frame>
        <draw:frame draw:style-name="gr8" draw:text-style-name="P7" draw:layer="layout" svg:width="4.826cm" svg:height="1.673cm" svg:x="6.828cm" svg:y="0.035cm">
          <draw:text-box>
            <text:p><text:span text:style-name="T1">Agent</text:span></text:p>
          </draw:text-box>
        </draw:frame>
        <draw:custom-shape draw:style-name="gr10" draw:text-style-name="P10" draw:layer="layout" svg:width="12.7cm" svg:height="2.54cm" svg:x="9.452cm" svg:y="9.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2.7cm" svg:height="3.486cm" svg:x="9.452cm" svg:y="1.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772cm" svg:height="6.096cm" svg:x="5.68cm" svg:y="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16cm" svg:height="1.016cm" svg:x="6.404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8.944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10.976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12.5cm" svg:y="5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15.802cm" svg:y="6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14.278cm" svg:y="5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7.674cm" svg:y="5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6.15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4.88cm" svg:y="7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8.69cm" svg:y="6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8.182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10.214cm" svg:y="5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6.404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6.405cm" svg:y="7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10.215cm" svg:y="5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7.421cm" svg:y="6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3.864cm" svg:y="4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5.388cm" svg:y="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4.88cm" svg:y="5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6.95cm" svg:y="8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8.182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8.182cm" svg:y="2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6.912cm" svg:y="3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8.22cm" svg:y="9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9.744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11.231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13.77cm" svg:y="6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17.326cm" svg:y="5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3" draw:layer="layout" svg:x1="8.22cm" svg:y1="1.4cm" svg:x2="8.22cm" svg:y2="11.56cm">
          <text:p/>
        </draw:line>
        <draw:line draw:style-name="gr14" draw:text-style-name="P13" draw:layer="layout" svg:x1="10.76cm" svg:y1="1.4cm" svg:x2="10.76cm" svg:y2="11.56cm">
          <text:p/>
        </draw:line>
        <draw:line draw:style-name="gr14" draw:text-style-name="P13" draw:layer="layout" svg:x1="5.68cm" svg:y1="1.4cm" svg:x2="5.68cm" svg:y2="11.56cm">
          <text:p/>
        </draw:line>
        <draw:line draw:style-name="gr14" draw:text-style-name="P14" draw:layer="layout" svg:x1="3.14cm" svg:y1="1.4cm" svg:x2="3.14cm" svg:y2="11.56cm">
          <text:p/>
        </draw:line>
        <draw:line draw:style-name="gr14" draw:text-style-name="P13" draw:layer="layout" svg:x1="18.38cm" svg:y1="1.4cm" svg:x2="18.38cm" svg:y2="11.56cm">
          <text:p/>
        </draw:line>
        <draw:line draw:style-name="gr14" draw:text-style-name="P14" draw:layer="layout" svg:x1="0.6cm" svg:y1="3.94cm" svg:x2="19.904cm" svg:y2="3.94cm">
          <text:p/>
        </draw:line>
        <draw:line draw:style-name="gr14" draw:text-style-name="P14" draw:layer="layout" svg:x1="0.6cm" svg:y1="6.48cm" svg:x2="19.904cm" svg:y2="6.48cm">
          <text:p/>
        </draw:line>
        <draw:line draw:style-name="gr14" draw:text-style-name="P14" draw:layer="layout" svg:x1="0.6cm" svg:y1="9.02cm" svg:x2="19.904cm" svg:y2="9.02cm">
          <text:p/>
        </draw:line>
        <draw:custom-shape draw:style-name="gr13" draw:text-style-name="P12" draw:layer="layout" svg:width="1.016cm" svg:height="1.016cm" svg:x="11.992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13.3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14.786cm" svg:y="7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16cm" svg:height="1.016cm" svg:x="15.5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3" draw:layer="layout" svg:x1="15.84cm" svg:y1="1.4cm" svg:x2="15.84cm" svg:y2="11.56cm">
          <text:p/>
        </draw:line>
        <draw:line draw:style-name="gr14" draw:text-style-name="P13" draw:layer="layout" svg:x1="13.3cm" svg:y1="1.4cm" svg:x2="13.3cm" svg:y2="11.56cm">
          <text:p/>
        </draw:line>
        <draw:custom-shape draw:style-name="gr13" draw:text-style-name="P12" draw:layer="layout" svg:width="1.016cm" svg:height="1.016cm" svg:x="5.897cm" svg:y="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3" draw:layer="layout" svg:x1="12.446cm" svg:y1="1.062cm" svg:x2="11.684cm" svg:y2="2.078cm">
          <text:p/>
        </draw:line>
        <draw:line draw:style-name="gr15" draw:text-style-name="P13" draw:layer="layout" svg:x1="7.39cm" svg:y1="1.146cm" svg:x2="6.604cm" svg:y2="2.486cm">
          <text:p/>
        </draw:line>
        <draw:frame draw:style-name="gr8" draw:text-style-name="P7" draw:layer="layout" svg:width="4.064cm" svg:height="1.673cm" svg:x="20.112cm" svg:y="7.058cm">
          <draw:text-box>
            <text:p><text:span text:style-name="T1">Cell</text:span></text:p>
          </draw:text-box>
        </draw:frame>
        <draw:line draw:style-name="gr15" draw:text-style-name="P13" draw:layer="layout" svg:x1="20.066cm" svg:y1="7.566cm" svg:x2="18.38cm" svg:y2="7.82cm">
          <text:p/>
        </draw:line>
        <draw:line draw:style-name="gr15" draw:text-style-name="P13" draw:layer="layout" svg:x1="7.112cm" svg:y1="11.735cm" svg:x2="6.604cm" svg:y2="9.344cm">
          <text:p/>
        </draw:line>
        <draw:frame draw:style-name="gr16" draw:text-style-name="P7" draw:layer="layout" svg:width="9.69cm" svg:height="2.139cm" svg:x="6.312cm" svg:y="11.735cm">
          <draw:text-box>
            <text:p><text:span text:style-name="T1">Measurement area</text:span></text:p>
          </draw:text-box>
        </draw:frame>
        <draw:frame draw:style-name="gr17" draw:text-style-name="P15" draw:layer="layout" svg:width="21.336cm" svg:height="1.27cm" svg:x="25.046cm" svg:y="1.308cm">
          <draw:text-box>
            <text:p><text:span text:style-name="T4">Agent count for partially overlapping cells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ue_20_Crossed_20_0_20_Degrees" draw:display-name="Blue Crossed 0 Degrees" draw:style="double" draw:color="#000080" draw:distance="0.076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3cm" fo:margin-bottom="0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5cm" fo:margin-bottom="0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96cm" fo:margin-bottom="0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72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499cm" svg:x="1cm" svg:y="5.023cm"/>
      <draw:page-thumbnail draw:layer="backgroundobjects" svg:width="8.999cm" svg:height="2.499cm" svg:x="1cm" svg:y="13.599cm"/>
      <draw:page-thumbnail draw:layer="backgroundobjects" svg:width="8.999cm" svg:height="2.499cm" svg:x="1cm" svg:y="22.175cm"/>
      <draw:page-thumbnail draw:layer="backgroundobjects" svg:width="8.999cm" svg:height="2.499cm" svg:x="11cm" svg:y="5.023cm"/>
      <draw:page-thumbnail draw:layer="backgroundobjects" svg:width="8.999cm" svg:height="2.499cm" svg:x="11cm" svg:y="13.599cm"/>
      <draw:page-thumbnail draw:layer="backgroundobjects" svg:width="8.999cm" svg:height="2.499cm" svg:x="11cm" svg:y="22.175cm"/>
    </style:handout-master>
    <style:master-page style:name="Default" style:page-layout-name="PM1" draw:style-name="Mdp1">
      <draw:frame presentation:style-name="Default-title" draw:layer="backgroundobjects" svg:width="25.191cm" svg:height="1.272cm" svg:x="1.399cm" svg:y="0.303cm" presentation:class="title" presentation:placeholder="true">
        <draw:text-box/>
      </draw:frame>
      <draw:frame presentation:style-name="Default-outline1" draw:layer="backgroundobjects" svg:width="25.191cm" svg:height="4.419cm" svg:x="1.399cm" svg:y="1.782cm" presentation:class="outline" presentation:placeholder="true">
        <draw:text-box/>
      </draw:frame>
      <draw:frame presentation:style-name="Mpr1" draw:text-style-name="MP2" draw:layer="backgroundobjects" svg:width="6.521cm" svg:height="0.525cm" svg:x="1.399cm" svg:y="6.9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0.525cm" svg:x="9.572cm" svg:y="6.9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0.525cm" svg:x="20.069cm" svg:y="6.9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09:19:59.739442168</meta:creation-date>
    <dc:date>2024-02-13T16:22:47.723517990</dc:date>
    <meta:editing-duration>PT17M11S</meta:editing-duration>
    <meta:editing-cycles>6</meta:editing-cycles>
    <meta:generator>LibreOffice/6.4.7.2$Linux_X86_64 LibreOffice_project/40$Build-2</meta:generator>
    <meta:document-statistic meta:object-count="99"/>
  </office:meta>
</office:document-meta>
</file>